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26d223" officeooo:paragraph-rsid="0026d223"/>
    </style:style>
    <style:style style:name="P2" style:family="paragraph" style:parent-style-name="Text_20_body" style:list-style-name="L2">
      <style:text-properties officeooo:rsid="0010720f" officeooo:paragraph-rsid="0010720f"/>
    </style:style>
    <style:style style:name="P3" style:family="paragraph" style:parent-style-name="Text_20_body" style:list-style-name="L3">
      <style:text-properties officeooo:rsid="0010720f" officeooo:paragraph-rsid="0010720f"/>
    </style:style>
    <style:style style:name="P4" style:family="paragraph" style:parent-style-name="Text_20_body" style:list-style-name="L4">
      <style:text-properties style:text-line-through-style="solid" style:text-line-through-type="single" officeooo:rsid="00284a4d" officeooo:paragraph-rsid="00284a4d"/>
    </style:style>
    <style:style style:name="P5" style:family="paragraph" style:parent-style-name="Text_20_body" style:list-style-name="L5">
      <style:text-properties style:text-line-through-style="solid" style:text-line-through-type="single" officeooo:rsid="00229fa4" officeooo:paragraph-rsid="00229fa4"/>
    </style:style>
    <style:style style:name="P6" style:family="paragraph" style:parent-style-name="Text_20_body" style:list-style-name="L6">
      <style:text-properties style:text-line-through-style="solid" style:text-line-through-type="single" officeooo:rsid="00229fa4" officeooo:paragraph-rsid="00229fa4"/>
    </style:style>
    <style:style style:name="P7" style:family="paragraph" style:parent-style-name="Text_20_body" style:list-style-name="L7">
      <style:text-properties style:text-line-through-style="solid" style:text-line-through-type="single" officeooo:rsid="00229fa4" officeooo:paragraph-rsid="00229fa4"/>
    </style:style>
    <style:style style:name="P8" style:family="paragraph" style:parent-style-name="Text_20_body" style:list-style-name="L5">
      <style:text-properties style:text-line-through-style="solid" style:text-line-through-type="single" officeooo:rsid="0022d709" officeooo:paragraph-rsid="0022d709"/>
    </style:style>
    <style:style style:name="P9" style:family="paragraph" style:parent-style-name="Text_20_body" style:list-style-name="L5">
      <style:text-properties style:text-line-through-style="solid" style:text-line-through-type="single" officeooo:rsid="00241fd2" officeooo:paragraph-rsid="00241fd2"/>
    </style:style>
    <style:style style:name="P10" style:family="paragraph" style:parent-style-name="Text_20_body" style:list-style-name="L6">
      <style:text-properties style:text-line-through-style="solid" style:text-line-through-type="single" officeooo:rsid="00241fd2" officeooo:paragraph-rsid="00241fd2"/>
    </style:style>
    <style:style style:name="P11" style:family="paragraph" style:parent-style-name="Text_20_body" style:list-style-name="L7">
      <style:text-properties style:text-line-through-style="solid" style:text-line-through-type="single" officeooo:rsid="00241fd2" officeooo:paragraph-rsid="00241fd2"/>
    </style:style>
    <style:style style:name="P12" style:family="paragraph" style:parent-style-name="Text_20_body" style:list-style-name="L6">
      <style:text-properties style:text-line-through-style="solid" style:text-line-through-type="single" officeooo:rsid="002587ad" officeooo:paragraph-rsid="002587ad"/>
    </style:style>
    <style:style style:name="P13" style:family="paragraph" style:parent-style-name="Text_20_body" style:list-style-name="L11">
      <style:text-properties style:text-line-through-style="solid" style:text-line-through-type="single" officeooo:rsid="0010720f" officeooo:paragraph-rsid="002e4179"/>
    </style:style>
    <style:style style:name="P14" style:family="paragraph" style:parent-style-name="Text_20_body" style:list-style-name="L11">
      <style:text-properties style:text-line-through-style="solid" style:text-line-through-type="single" officeooo:rsid="0018031d" officeooo:paragraph-rsid="0018031d"/>
    </style:style>
    <style:style style:name="P15" style:family="paragraph" style:parent-style-name="Text_20_body" style:list-style-name="L12">
      <style:text-properties style:text-line-through-style="solid" style:text-line-through-type="single" officeooo:rsid="001dfbe9" officeooo:paragraph-rsid="001dfbe9"/>
    </style:style>
    <style:style style:name="P16" style:family="paragraph" style:parent-style-name="Text_20_body" style:list-style-name="L12">
      <style:text-properties style:text-line-through-style="solid" style:text-line-through-type="single" officeooo:rsid="001f7da4" officeooo:paragraph-rsid="001f7da4"/>
    </style:style>
    <style:style style:name="P17" style:family="paragraph" style:parent-style-name="Text_20_body" style:list-style-name="L12">
      <style:text-properties style:text-line-through-style="solid" style:text-line-through-type="single" officeooo:rsid="001f2aaa" officeooo:paragraph-rsid="001f2aaa"/>
    </style:style>
    <style:style style:name="P18" style:family="paragraph" style:parent-style-name="Text_20_body" style:list-style-name="L12">
      <style:text-properties style:text-line-through-style="solid" style:text-line-through-type="single" officeooo:rsid="00300c9a" officeooo:paragraph-rsid="00300c9a"/>
    </style:style>
    <style:style style:name="P19" style:family="paragraph" style:parent-style-name="Text_20_body" style:list-style-name="L12">
      <style:text-properties style:text-line-through-style="solid" style:text-line-through-type="single" officeooo:rsid="00306906" officeooo:paragraph-rsid="00306906"/>
    </style:style>
    <style:style style:name="P20" style:family="paragraph" style:parent-style-name="Text_20_body" style:list-style-name="L7">
      <style:text-properties style:text-line-through-style="solid" style:text-line-through-type="single" officeooo:rsid="0037465f" officeooo:paragraph-rsid="0037465f"/>
    </style:style>
    <style:style style:name="P21" style:family="paragraph" style:parent-style-name="Text_20_body" style:list-style-name="L8">
      <style:text-properties officeooo:rsid="00175e0e" officeooo:paragraph-rsid="00175e0e"/>
    </style:style>
    <style:style style:name="P22" style:family="paragraph" style:parent-style-name="Text_20_body" style:list-style-name="L9">
      <style:text-properties officeooo:rsid="00105b82" officeooo:paragraph-rsid="00105b82"/>
    </style:style>
    <style:style style:name="P23" style:family="paragraph" style:parent-style-name="Text_20_body" style:list-style-name="L10">
      <style:text-properties officeooo:rsid="00105b82" officeooo:paragraph-rsid="00105b82"/>
    </style:style>
    <style:style style:name="P24" style:family="paragraph" style:parent-style-name="Heading_20_2">
      <style:text-properties officeooo:rsid="0026d223" officeooo:paragraph-rsid="0026d223"/>
    </style:style>
    <style:style style:name="P25" style:family="paragraph" style:parent-style-name="Heading_20_2">
      <style:text-properties officeooo:rsid="0010720f" officeooo:paragraph-rsid="0010720f"/>
    </style:style>
    <style:style style:name="P26" style:family="paragraph" style:parent-style-name="Heading_20_2">
      <style:text-properties style:text-line-through-style="solid" style:text-line-through-type="single" officeooo:rsid="001dc472" officeooo:paragraph-rsid="001dc472"/>
    </style:style>
    <style:style style:name="P27" style:family="paragraph" style:parent-style-name="Heading_20_2">
      <style:text-properties style:text-line-through-style="solid" style:text-line-through-type="single" officeooo:rsid="00105b82" officeooo:paragraph-rsid="00105b82"/>
    </style:style>
    <style:style style:name="P28" style:family="paragraph" style:parent-style-name="Heading_20_2">
      <style:text-properties style:text-line-through-style="solid" style:text-line-through-type="single" officeooo:rsid="001dfbe9" officeooo:paragraph-rsid="001dfbe9"/>
    </style:style>
    <style:style style:name="P29" style:family="paragraph" style:parent-style-name="Heading_20_2">
      <style:text-properties officeooo:rsid="00175e0e" officeooo:paragraph-rsid="00175e0e"/>
    </style:style>
    <style:style style:name="P30" style:family="paragraph" style:parent-style-name="Heading_20_2">
      <style:text-properties officeooo:rsid="00105b82" officeooo:paragraph-rsid="00105b82"/>
    </style:style>
    <style:style style:name="P31" style:family="paragraph" style:parent-style-name="Heading_20_1">
      <style:text-properties officeooo:rsid="00105b82" officeooo:paragraph-rsid="00105b82"/>
    </style:style>
    <style:style style:name="T1" style:family="text">
      <style:text-properties officeooo:rsid="001f2aaa"/>
    </style:style>
    <style:style style:name="T2" style:family="text">
      <style:text-properties officeooo:rsid="002587ad"/>
    </style:style>
    <style:style style:name="T3" style:family="text">
      <style:text-properties officeooo:rsid="00267737"/>
    </style:style>
    <style:style style:name="T4" style:family="text">
      <style:text-properties officeooo:rsid="002e417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Todo</text:h>
      <text:h text:style-name="Heading_20_2" text:outline-level="2">Add Todo</text:h>
      <text:h text:style-name="Heading_20_2" text:outline-level="2">Update Todo</text:h>
      <text:h text:style-name="Heading_20_2" text:outline-level="2">Remove Todo</text:h>
      <text:h text:style-name="P24" text:outline-level="2">Watch Todo</text:h>
      <text:list xml:id="list1748582868" text:style-name="L1">
        <text:list-item>
          <text:p text:style-name="P1">Dispatch Todo on added if add todo</text:p>
        </text:list-item>
        <text:list-item>
          <text:p text:style-name="P1">Dispatch Todo on removed if removed todo</text:p>
        </text:list-item>
        <text:list-item>
          <text:p text:style-name="P1">Disatch tdo on a</text:p>
        </text:list-item>
      </text:list>
      <text:h text:style-name="P25" text:outline-level="2">Load Todo Success</text:h>
      <text:list xml:id="list246081556" text:style-name="L2">
        <text:list-item>
          <text:p text:style-name="P2">Should commit hideLoading</text:p>
        </text:list-item>
      </text:list>
      <text:h text:style-name="P25" text:outline-level="2">Load Todo Failure</text:h>
      <text:list xml:id="list67676480" text:style-name="L3">
        <text:list-item>
          <text:p text:style-name="P3">Should call function toastr to show error</text:p>
        </text:list-item>
      </text:list>
      <text:h text:style-name="P26" text:outline-level="2">Todo On Added</text:h>
      <text:list xml:id="list1155450893" text:style-name="L4">
        <text:list-item>
          <text:p text:style-name="P4">Ignore lastest current item</text:p>
        </text:list-item>
      </text:list>
      <text:list xml:id="list4093218570" text:style-name="L5">
        <text:list-item>
          <text:p text:style-name="P5">Commit remove on pending list if found</text:p>
        </text:list-item>
        <text:list-item>
          <text:p text:style-name="P8">Commit add todo to syncTodos list</text:p>
          <text:list>
            <text:list-item>
              <text:p text:style-name="P9">add commit <text:span text:style-name="T2">ADD_SYNC_TODO</text:span></text:p>
            </text:list-item>
          </text:list>
        </text:list-item>
      </text:list>
      <text:h text:style-name="P26" text:outline-level="2">Todo On Removed</text:h>
      <text:list xml:id="list518798178" text:style-name="L6">
        <text:list-item>
          <text:p text:style-name="P6">Commit remove on pending list if found</text:p>
        </text:list-item>
        <text:list-item>
          <text:p text:style-name="P10">Commit remove todo on syncTodos list</text:p>
          <text:list>
            <text:list-item>
              <text:p text:style-name="P12">add commit <text:span text:style-name="T3">REMOVE_SYNC_TODO</text:span></text:p>
            </text:list-item>
          </text:list>
        </text:list-item>
      </text:list>
      <text:h text:style-name="P26" text:outline-level="2">Todo On Updated</text:h>
      <text:list xml:id="list105321924" text:style-name="L7">
        <text:list-item>
          <text:p text:style-name="P7">Commit remove on pending list if found</text:p>
        </text:list-item>
        <text:list-item>
          <text:p text:style-name="P11">Commit <text:span text:style-name="T3">update todo to syncTodos List</text:span></text:p>
          <text:list>
            <text:list-item>
              <text:p text:style-name="P20">add commit UPDATE_SYNC_TODO</text:p>
            </text:list-item>
          </text:list>
        </text:list-item>
      </text:list>
      <text:h text:style-name="P31" text:outline-level="1"><text:soft-page-break/>Auth</text:h>
      <text:h text:style-name="P29" text:outline-level="2">Auth Failure</text:h>
      <text:list xml:id="list3404313062" text:style-name="L8">
        <text:list-item>
          <text:p text:style-name="P21">Should call function toastr to show error</text:p>
        </text:list-item>
      </text:list>
      <text:h text:style-name="P30" text:outline-level="2">AuthSuccess</text:h>
      <text:list xml:id="list4083331968" text:style-name="L9">
        <text:list-item>
          <text:p text:style-name="P22">Should dispatch</text:p>
          <text:list>
            <text:list-item>
              <text:p text:style-name="P22">WatchTodo</text:p>
            </text:list-item>
            <text:list-item>
              <text:p text:style-name="P22">LoadTodo</text:p>
            </text:list-item>
          </text:list>
        </text:list-item>
      </text:list>
      <text:h text:style-name="P30" text:outline-level="2">SignOut</text:h>
      <text:list xml:id="list3168779317" text:style-name="L10">
        <text:list-item>
          <text:p text:style-name="P23">Should commit signout</text:p>
        </text:list-item>
      </text:list>
      <text:h text:style-name="P31" text:outline-level="1">App</text:h>
      <text:h text:style-name="P27" text:outline-level="2">InitApplication</text:h>
      <text:list xml:id="list2444507501" text:style-name="L11">
        <text:list-item>
          <text:p text:style-name="P13">Should commit <text:span text:style-name="T4">if auth</text:span></text:p>
          <text:list>
            <text:list-item>
              <text:p text:style-name="P13">showLoading</text:p>
            </text:list-item>
          </text:list>
        </text:list-item>
        <text:list-item>
          <text:p text:style-name="P14">Should dispatch if auth</text:p>
          <text:list>
            <text:list-item>
              <text:p text:style-name="P14">LoadTodo</text:p>
            </text:list-item>
            <text:list-item>
              <text:p text:style-name="P14">WatchTodo</text:p>
            </text:list-item>
          </text:list>
        </text:list-item>
      </text:list>
      <text:h text:style-name="P28" text:outline-level="2">WatchConnectivity</text:h>
      <text:list xml:id="list4270221550" text:style-name="L12">
        <text:list-item>
          <text:p text:style-name="P15">If online <text:span text:style-name="T1">and auth </text:span></text:p>
          <text:list>
            <text:list-item>
              <text:p text:style-name="P16">dispatch</text:p>
              <text:list>
                <text:list-item>
                  <text:p text:style-name="P17">WatchTodo</text:p>
                </text:list-item>
                <text:list-item>
                  <text:p text:style-name="P16">LoadTodo</text:p>
                </text:list-item>
              </text:list>
            </text:list-item>
            <text:list-item>
              <text:p text:style-name="P16">Commit</text:p>
              <text:list>
                <text:list-item>
                  <text:p text:style-name="P16">ShowLoading</text:p>
                </text:list-item>
                <text:list-item>
                  <text:p text:style-name="P18">SetOnline</text:p>
                </text:list-item>
              </text:list>
            </text:list-item>
          </text:list>
        </text:list-item>
        <text:list-item>
          <text:p text:style-name="P17">If offline and auth</text:p>
          <text:list>
            <text:list-item>
              <text:p text:style-name="P17">UnwatchTodo</text:p>
            </text:list-item>
            <text:list-item>
              <text:p text:style-name="P19">SetOfflin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3:45:04.814721068</meta:creation-date>
    <meta:generator>LibreOffice/6.0.3.2$Linux_X86_64 LibreOffice_project/00m0$Build-2</meta:generator>
    <dc:date>2018-09-05T09:16:02.548205541</dc:date>
    <meta:editing-duration>PT1H16M17S</meta:editing-duration>
    <meta:editing-cycles>24</meta:editing-cycles>
    <meta:document-statistic meta:table-count="0" meta:image-count="0" meta:object-count="0" meta:page-count="2" meta:paragraph-count="52" meta:word-count="205" meta:character-count="1026" meta:non-whitespace-character-count="924"/>
  </office:meta>
</office:document-meta>
</file>